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9_playbacks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ongFil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Birds:</text:p>
          </table:table-cell>
          <table:table-cell office:value-type="string" calcext:value-type="string">
            <text:p>WH20</text:p>
          </table:table-cell>
          <table:table-cell office:value-type="string" calcext:value-type="string">
            <text:p>WH18</text:p>
          </table:table-cell>
          <table:table-cell office:value-type="string" calcext:value-type="string">
            <text:p>WH13</text:p>
          </table:table-cell>
          <table:table-cell office:value-type="string" calcext:value-type="string">
            <text:p>Wh14</text:p>
          </table:table-cell>
          <table:table-cell office:value-type="string" calcext:value-type="string">
            <text:p>WH17</text:p>
          </table:table-cell>
          <table:table-cell office:value-type="string" calcext:value-type="string">
            <text:p>GR11</text:p>
          </table:table-cell>
          <table:table-cell office:value-type="string" calcext:value-type="string">
            <text:p>WH15</text:p>
          </table:table-cell>
          <table:table-cell office:value-type="string" calcext:value-type="string">
            <text:p>WH23</text:p>
          </table:table-cell>
          <table:table-cell office:value-type="string" calcext:value-type="string">
            <text:p>WH12 (22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06:32: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08:01: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09:31: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11:0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06:32: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08:02: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09:31:3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11:0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15:3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06:32: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08:0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09:31: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11:0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12:31: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17:01: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06:32: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08:01: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09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11:01: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12:34: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ech interrup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15:31: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17:01: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06:32: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08:03: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09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11:01: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17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06:31: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08:01: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09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11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06:33: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08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09:31: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11:01: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06:33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08:02: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09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11:0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12:3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15:31: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06:32: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08:02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09:32: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11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12:31: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17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06:32: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08:03: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09:31: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11:02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17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06:32: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08:01: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09:3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11:0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12:3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15:31: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06:32: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08:02: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09:32: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11:01: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15:3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17:01: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06:32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08:02: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09:3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11:01: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15:31: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17:0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06:32: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razy wall c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08:02: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09:32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11:02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15:31: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17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06:32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08:01: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M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09:31: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DY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11:01: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G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12:31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NR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15:31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.wav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17:0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BR.wav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06:33: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MG.wav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08:02: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B.wav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09:33: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G.wav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11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D.wav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12:31: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Partial both sides</text:p>
          </table:table-cell>
          <table:table-cell office:value-type="string" calcext:value-type="string">
            <text:p>Complete Miss</text:p>
          </table:table-cell>
          <table:table-cell/>
          <table:table-cell office:value-type="string" calcext:value-type="string">
            <text:p>success both sides (no RA visible)</text:p>
          </table:table-cell>
          <table:table-cell table:number-columns-repeated="2"/>
          <table:table-cell office:value-type="string" calcext:value-type="string">
            <text:p>Definitely Missed</text:p>
          </table:table-cell>
          <table:table-cell office:value-type="string" calcext:value-type="string">
            <text:p>Left hit, right mi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3:59:46.792895832</dc:date>
    <meta:editing-duration>PT2H27M35S</meta:editing-duration>
    <meta:editing-cycles>1</meta:editing-cycles>
    <meta:document-statistic meta:table-count="1" meta:cell-count="960" meta:object-count="0"/>
    <meta:generator>LibreOffice/6.0.7.3$Linux_X86_64 LibreOffice_project/00m0$Build-3</meta:generator>
  </office:meta>
</office:document-meta>
</file>